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3" table:default-cell-style-name="Default"/>
        <table:table-row table:style-name="ro2">
          <table:table-cell office:value-type="string" calcext:value-type="string">
            <text:p>dictionary</text:p>
          </table:table-cell>
          <table:table-cell office:value-type="string" calcext:value-type="string">
            <text:p>rul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k1</text:p>
          </table:table-cell>
        </table:table-row>
        <table:table-row table:style-name="ro2">
          <table:table-cell office:value-type="string" calcext:value-type="string">
            <text:p>tr_rus_adj_male</text:p>
          </table:table-cell>
          <table:table-cell office:value-type="string" calcext:value-type="string">
            <text:p>1-0_sc_WORD,rule</text:p>
          </table:table-cell>
          <table:table-cell office:value-type="float" office:value="1204908" calcext:value-type="float">
            <text:p>120490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ale</text:p>
          </table:table-cell>
          <table:table-cell office:value-type="string" calcext:value-type="string">
            <text:p>1-0_WORD,rule</text:p>
          </table:table-cell>
          <table:table-cell office:value-type="float" office:value="293880" calcext:value-type="float">
            <text:p>29388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ale</text:p>
          </table:table-cell>
          <table:table-cell office:value-type="string" calcext:value-type="string">
            <text:p>day_cc_WORD,rule</text:p>
          </table:table-cell>
          <table:table-cell office:value-type="float" office:value="911028" calcext:value-type="float">
            <text:p>91102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ale</text:p>
          </table:table-cell>
          <table:table-cell office:value-type="string" calcext:value-type="string">
            <text:p>day_dd_WORD,rule</text:p>
          </table:table-cell>
          <table:table-cell office:value-type="float" office:value="91102800" calcext:value-type="float">
            <text:p>911028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ale</text:p>
          </table:table-cell>
          <table:table-cell office:value-type="string" calcext:value-type="string">
            <text:p>day_mon_dd_WORD,rule</text:p>
          </table:table-cell>
          <table:table-cell office:value-type="float" office:value="1073367312" calcext:value-type="float">
            <text:p>1073367312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ale</text:p>
          </table:table-cell>
          <table:table-cell office:value-type="string" calcext:value-type="string">
            <text:p>day_WORD,rule</text:p>
          </table:table-cell>
          <table:table-cell office:value-type="float" office:value="911028" calcext:value-type="float">
            <text:p>91102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ale</text:p>
          </table:table-cell>
          <table:table-cell office:value-type="string" calcext:value-type="string">
            <text:p>day_WORD_dd,rule</text:p>
          </table:table-cell>
          <table:table-cell office:value-type="float" office:value="91102800" calcext:value-type="float">
            <text:p>911028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ale</text:p>
          </table:table-cell>
          <table:table-cell office:value-type="string" calcext:value-type="string">
            <text:p>day_WORD_sc,rule</text:p>
          </table:table-cell>
          <table:table-cell office:value-type="float" office:value="4555140" calcext:value-type="float">
            <text:p>45551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ale</text:p>
          </table:table-cell>
          <table:table-cell office:value-type="string" calcext:value-type="string">
            <text:p>day_WORD_year,rule</text:p>
          </table:table-cell>
          <table:table-cell office:value-type="float" office:value="151054320" calcext:value-type="float">
            <text:p>15105432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ale</text:p>
          </table:table-cell>
          <table:table-cell office:value-type="string" calcext:value-type="string">
            <text:p>dddd_WORD,rule</text:p>
          </table:table-cell>
          <table:table-cell office:value-type="float" office:value="293880000" calcext:value-type="float">
            <text:p>29388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ale</text:p>
          </table:table-cell>
          <table:table-cell office:value-type="string" calcext:value-type="string">
            <text:p>ddd_WORD,rule</text:p>
          </table:table-cell>
          <table:table-cell office:value-type="float" office:value="29388000" calcext:value-type="float">
            <text:p>29388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ale</text:p>
          </table:table-cell>
          <table:table-cell office:value-type="string" calcext:value-type="string">
            <text:p>dd_WORD,rule</text:p>
          </table:table-cell>
          <table:table-cell office:value-type="float" office:value="2938800" calcext:value-type="float">
            <text:p>29388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ale</text:p>
          </table:table-cell>
          <table:table-cell office:value-type="string" calcext:value-type="string">
            <text:p>d_sc_WORD,rule</text:p>
          </table:table-cell>
          <table:table-cell office:value-type="float" office:value="1469400" calcext:value-type="float">
            <text:p>14694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ale</text:p>
          </table:table-cell>
          <table:table-cell office:value-type="string" calcext:value-type="string">
            <text:p>d_WORD,rule</text:p>
          </table:table-cell>
          <table:table-cell office:value-type="float" office:value="293880" calcext:value-type="float">
            <text:p>29388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ale</text:p>
          </table:table-cell>
          <table:table-cell office:value-type="string" calcext:value-type="string">
            <text:p>sc_dddd_WORD,rule</text:p>
          </table:table-cell>
          <table:table-cell office:value-type="float" office:value="1469400000" calcext:value-type="float">
            <text:p>146940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ale</text:p>
          </table:table-cell>
          <table:table-cell office:value-type="string" calcext:value-type="string">
            <text:p>sc_dd_WORD,rule</text:p>
          </table:table-cell>
          <table:table-cell office:value-type="float" office:value="14694000" calcext:value-type="float">
            <text:p>14694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ale</text:p>
          </table:table-cell>
          <table:table-cell office:value-type="string" calcext:value-type="string">
            <text:p>sc_WORD_d,rule</text:p>
          </table:table-cell>
          <table:table-cell office:value-type="float" office:value="1175520" calcext:value-type="float">
            <text:p>117552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ale</text:p>
          </table:table-cell>
          <table:table-cell office:value-type="string" calcext:value-type="string">
            <text:p>sc_WORD_dd_mon_sc,rule</text:p>
          </table:table-cell>
          <table:table-cell office:value-type="float" office:value="152817600" calcext:value-type="float">
            <text:p>1528176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ale</text:p>
          </table:table-cell>
          <table:table-cell office:value-type="string" calcext:value-type="string">
            <text:p>sc_WORD_dd_sc,rule</text:p>
          </table:table-cell>
          <table:table-cell office:value-type="float" office:value="11755200" calcext:value-type="float">
            <text:p>117552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ale</text:p>
          </table:table-cell>
          <table:table-cell office:value-type="string" calcext:value-type="string">
            <text:p>sc_WORD_mon_day_sc,rule</text:p>
          </table:table-cell>
          <table:table-cell office:value-type="float" office:value="48901632" calcext:value-type="float">
            <text:p>48901632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ale</text:p>
          </table:table-cell>
          <table:table-cell office:value-type="string" calcext:value-type="string">
            <text:p>sc_WORD_year,rule</text:p>
          </table:table-cell>
          <table:table-cell office:value-type="float" office:value="15281760" calcext:value-type="float">
            <text:p>1528176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ale</text:p>
          </table:table-cell>
          <table:table-cell office:value-type="string" calcext:value-type="string">
            <text:p>sc_WORD_year_sc,rule</text:p>
          </table:table-cell>
          <table:table-cell office:value-type="float" office:value="15281760" calcext:value-type="float">
            <text:p>1528176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ale</text:p>
          </table:table-cell>
          <table:table-cell office:value-type="string" calcext:value-type="string">
            <text:p>sc_year_WORD,rule</text:p>
          </table:table-cell>
          <table:table-cell office:value-type="float" office:value="19102200" calcext:value-type="float">
            <text:p>191022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ale</text:p>
          </table:table-cell>
          <table:table-cell office:value-type="string" calcext:value-type="string">
            <text:p>WORD_2sc_dd,rule</text:p>
          </table:table-cell>
          <table:table-cell office:value-type="float" office:value="20600988" calcext:value-type="float">
            <text:p>2060098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ale</text:p>
          </table:table-cell>
          <table:table-cell office:value-type="string" calcext:value-type="string">
            <text:p>WORD_day_dd_mon,rule</text:p>
          </table:table-cell>
          <table:table-cell office:value-type="float" office:value="1222570188" calcext:value-type="float">
            <text:p>122257018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ale</text:p>
          </table:table-cell>
          <table:table-cell office:value-type="string" calcext:value-type="string">
            <text:p>WORD_day_mon,rule</text:p>
          </table:table-cell>
          <table:table-cell office:value-type="float" office:value="12284184" calcext:value-type="float">
            <text:p>12284184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ale</text:p>
          </table:table-cell>
          <table:table-cell office:value-type="string" calcext:value-type="string">
            <text:p>WORD_day_mon_dd,rule</text:p>
          </table:table-cell>
          <table:table-cell office:value-type="float" office:value="1073367312" calcext:value-type="float">
            <text:p>1073367312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ale</text:p>
          </table:table-cell>
          <table:table-cell office:value-type="string" calcext:value-type="string">
            <text:p>WORD_day_mon_sc,rule</text:p>
          </table:table-cell>
          <table:table-cell office:value-type="float" office:value="73528776" calcext:value-type="float">
            <text:p>73528776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ale</text:p>
          </table:table-cell>
          <table:table-cell office:value-type="string" calcext:value-type="string">
            <text:p>WORD_day_mon_year,rule</text:p>
          </table:table-cell>
          <table:table-cell office:value-type="float" office:value="546616800" calcext:value-type="float">
            <text:p>5466168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ale</text:p>
          </table:table-cell>
          <table:table-cell office:value-type="string" calcext:value-type="string">
            <text:p>WORD_dd,rule</text:p>
          </table:table-cell>
          <table:table-cell office:value-type="float" office:value="2938800" calcext:value-type="float">
            <text:p>29388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ale</text:p>
          </table:table-cell>
          <table:table-cell office:value-type="string" calcext:value-type="string">
            <text:p>WORD_ddd,rule</text:p>
          </table:table-cell>
          <table:table-cell office:value-type="float" office:value="29388000" calcext:value-type="float">
            <text:p>29388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ale</text:p>
          </table:table-cell>
          <table:table-cell office:value-type="string" calcext:value-type="string">
            <text:p>WORD_dddd,rule</text:p>
          </table:table-cell>
          <table:table-cell office:value-type="float" office:value="293880000" calcext:value-type="float">
            <text:p>29388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ale</text:p>
          </table:table-cell>
          <table:table-cell office:value-type="string" calcext:value-type="string">
            <text:p>WORD_ddd_sc,rule</text:p>
          </table:table-cell>
          <table:table-cell office:value-type="float" office:value="205745388" calcext:value-type="float">
            <text:p>20574538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ale</text:p>
          </table:table-cell>
          <table:table-cell office:value-type="string" calcext:value-type="string">
            <text:p>WORD_dd_2sc,rule</text:p>
          </table:table-cell>
          <table:table-cell office:value-type="float" office:value="20571600" calcext:value-type="float">
            <text:p>205716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ale</text:p>
          </table:table-cell>
          <table:table-cell office:value-type="string" calcext:value-type="string">
            <text:p>WORD_dd_age,rule</text:p>
          </table:table-cell>
          <table:table-cell office:value-type="float" office:value="32914560" calcext:value-type="float">
            <text:p>3291456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ale</text:p>
          </table:table-cell>
          <table:table-cell office:value-type="string" calcext:value-type="string">
            <text:p>WORD_dd_age_sc,rule</text:p>
          </table:table-cell>
          <table:table-cell office:value-type="float" office:value="197311032" calcext:value-type="float">
            <text:p>197311032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ale</text:p>
          </table:table-cell>
          <table:table-cell office:value-type="string" calcext:value-type="string">
            <text:p>WORD_dd_sc,rule</text:p>
          </table:table-cell>
          <table:table-cell office:value-type="float" office:value="20600988" calcext:value-type="float">
            <text:p>2060098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ale</text:p>
          </table:table-cell>
          <table:table-cell office:value-type="string" calcext:value-type="string">
            <text:p>WORD_mon_dd,rule</text:p>
          </table:table-cell>
          <table:table-cell office:value-type="float" office:value="38233788" calcext:value-type="float">
            <text:p>3823378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ale</text:p>
          </table:table-cell>
          <table:table-cell office:value-type="string" calcext:value-type="string">
            <text:p>WORD_mon_dd_sc,rule</text:p>
          </table:table-cell>
          <table:table-cell office:value-type="float" office:value="229226400" calcext:value-type="float">
            <text:p>2292264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ale</text:p>
          </table:table-cell>
          <table:table-cell office:value-type="string" calcext:value-type="string">
            <text:p>WORD_pd,rule</text:p>
          </table:table-cell>
          <table:table-cell office:value-type="float" office:value="2027772" calcext:value-type="float">
            <text:p>2027772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ale</text:p>
          </table:table-cell>
          <table:table-cell office:value-type="string" calcext:value-type="string">
            <text:p>WORD_sc_dd,rule</text:p>
          </table:table-cell>
          <table:table-cell office:value-type="float" office:value="17632800" calcext:value-type="float">
            <text:p>176328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ale</text:p>
          </table:table-cell>
          <table:table-cell office:value-type="string" calcext:value-type="string">
            <text:p>WORD_sc_year,rule</text:p>
          </table:table-cell>
          <table:table-cell office:value-type="float" office:value="14135628" calcext:value-type="float">
            <text:p>1413562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ale</text:p>
          </table:table-cell>
          <table:table-cell office:value-type="string" calcext:value-type="string">
            <text:p>WORD_year,rule</text:p>
          </table:table-cell>
          <table:table-cell office:value-type="float" office:value="3820440" calcext:value-type="float">
            <text:p>38204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ale</text:p>
          </table:table-cell>
          <table:table-cell office:value-type="string" calcext:value-type="string">
            <text:p>WORD_year_mon,rule</text:p>
          </table:table-cell>
          <table:table-cell office:value-type="float" office:value="28241868" calcext:value-type="float">
            <text:p>2824186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ale</text:p>
          </table:table-cell>
          <table:table-cell office:value-type="string" calcext:value-type="string">
            <text:p>WORD_year_sc,rule</text:p>
          </table:table-cell>
          <table:table-cell office:value-type="float" office:value="125780640" calcext:value-type="float">
            <text:p>1257806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ale</text:p>
          </table:table-cell>
          <table:table-cell office:value-type="string" calcext:value-type="string">
            <text:p>year_sc_WORD,rule</text:p>
          </table:table-cell>
          <table:table-cell office:value-type="float" office:value="19102200" calcext:value-type="float">
            <text:p>191022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ale</text:p>
          </table:table-cell>
          <table:table-cell office:value-type="string" calcext:value-type="string">
            <text:p>year_WORD,rule</text:p>
          </table:table-cell>
          <table:table-cell office:value-type="float" office:value="3820440" calcext:value-type="float">
            <text:p>38204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ale</text:p>
          </table:table-cell>
          <table:table-cell office:value-type="string" calcext:value-type="string">
            <text:p>year_WORD_sc,rule</text:p>
          </table:table-cell>
          <table:table-cell office:value-type="float" office:value="15281760" calcext:value-type="float">
            <text:p>1528176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ale</text:p>
          </table:table-cell>
          <table:table-cell office:value-type="string" calcext:value-type="string">
            <text:p>1-0_sc_wORD,rule</text:p>
          </table:table-cell>
          <table:table-cell office:value-type="float" office:value="1204908" calcext:value-type="float">
            <text:p>120490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ale</text:p>
          </table:table-cell>
          <table:table-cell office:value-type="string" calcext:value-type="string">
            <text:p>1-0_wORD,rule</text:p>
          </table:table-cell>
          <table:table-cell office:value-type="float" office:value="293880" calcext:value-type="float">
            <text:p>29388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ale</text:p>
          </table:table-cell>
          <table:table-cell office:value-type="string" calcext:value-type="string">
            <text:p>day_cc_wORD,rule</text:p>
          </table:table-cell>
          <table:table-cell office:value-type="float" office:value="911028" calcext:value-type="float">
            <text:p>91102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ale</text:p>
          </table:table-cell>
          <table:table-cell office:value-type="string" calcext:value-type="string">
            <text:p>day_dd_wORD,rule</text:p>
          </table:table-cell>
          <table:table-cell office:value-type="float" office:value="91102800" calcext:value-type="float">
            <text:p>911028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ale</text:p>
          </table:table-cell>
          <table:table-cell office:value-type="string" calcext:value-type="string">
            <text:p>day_mon_dd_wORD,rule</text:p>
          </table:table-cell>
          <table:table-cell office:value-type="float" office:value="1073367312" calcext:value-type="float">
            <text:p>1073367312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ale</text:p>
          </table:table-cell>
          <table:table-cell office:value-type="string" calcext:value-type="string">
            <text:p>day_wORD,rule</text:p>
          </table:table-cell>
          <table:table-cell office:value-type="float" office:value="911028" calcext:value-type="float">
            <text:p>91102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ale</text:p>
          </table:table-cell>
          <table:table-cell office:value-type="string" calcext:value-type="string">
            <text:p>day_wORD_dd,rule</text:p>
          </table:table-cell>
          <table:table-cell office:value-type="float" office:value="91102800" calcext:value-type="float">
            <text:p>911028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ale</text:p>
          </table:table-cell>
          <table:table-cell office:value-type="string" calcext:value-type="string">
            <text:p>day_wORD_sc,rule</text:p>
          </table:table-cell>
          <table:table-cell office:value-type="float" office:value="4555140" calcext:value-type="float">
            <text:p>45551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ale</text:p>
          </table:table-cell>
          <table:table-cell office:value-type="string" calcext:value-type="string">
            <text:p>day_wORD_year,rule</text:p>
          </table:table-cell>
          <table:table-cell office:value-type="float" office:value="151054320" calcext:value-type="float">
            <text:p>15105432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ale</text:p>
          </table:table-cell>
          <table:table-cell office:value-type="string" calcext:value-type="string">
            <text:p>dddd_wORD,rule</text:p>
          </table:table-cell>
          <table:table-cell office:value-type="float" office:value="293880000" calcext:value-type="float">
            <text:p>29388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ale</text:p>
          </table:table-cell>
          <table:table-cell office:value-type="string" calcext:value-type="string">
            <text:p>ddd_wORD,rule</text:p>
          </table:table-cell>
          <table:table-cell office:value-type="float" office:value="29388000" calcext:value-type="float">
            <text:p>29388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ale</text:p>
          </table:table-cell>
          <table:table-cell office:value-type="string" calcext:value-type="string">
            <text:p>dd_wORD,rule</text:p>
          </table:table-cell>
          <table:table-cell office:value-type="float" office:value="2938800" calcext:value-type="float">
            <text:p>29388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ale</text:p>
          </table:table-cell>
          <table:table-cell office:value-type="string" calcext:value-type="string">
            <text:p>d_sc_wORD,rule</text:p>
          </table:table-cell>
          <table:table-cell office:value-type="float" office:value="1469400" calcext:value-type="float">
            <text:p>14694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ale</text:p>
          </table:table-cell>
          <table:table-cell office:value-type="string" calcext:value-type="string">
            <text:p>d_wORD,rule</text:p>
          </table:table-cell>
          <table:table-cell office:value-type="float" office:value="293880" calcext:value-type="float">
            <text:p>29388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ale</text:p>
          </table:table-cell>
          <table:table-cell office:value-type="string" calcext:value-type="string">
            <text:p>sc_dddd_wORD,rule</text:p>
          </table:table-cell>
          <table:table-cell office:value-type="float" office:value="1469400000" calcext:value-type="float">
            <text:p>146940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ale</text:p>
          </table:table-cell>
          <table:table-cell office:value-type="string" calcext:value-type="string">
            <text:p>sc_dd_wORD,rule</text:p>
          </table:table-cell>
          <table:table-cell office:value-type="float" office:value="14694000" calcext:value-type="float">
            <text:p>14694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ale</text:p>
          </table:table-cell>
          <table:table-cell office:value-type="string" calcext:value-type="string">
            <text:p>sc_wORD_d,rule</text:p>
          </table:table-cell>
          <table:table-cell office:value-type="float" office:value="1175520" calcext:value-type="float">
            <text:p>117552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ale</text:p>
          </table:table-cell>
          <table:table-cell office:value-type="string" calcext:value-type="string">
            <text:p>sc_wORD_dd_mon_sc,rule</text:p>
          </table:table-cell>
          <table:table-cell office:value-type="float" office:value="152817600" calcext:value-type="float">
            <text:p>1528176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ale</text:p>
          </table:table-cell>
          <table:table-cell office:value-type="string" calcext:value-type="string">
            <text:p>sc_wORD_dd_sc,rule</text:p>
          </table:table-cell>
          <table:table-cell office:value-type="float" office:value="11755200" calcext:value-type="float">
            <text:p>117552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ale</text:p>
          </table:table-cell>
          <table:table-cell office:value-type="string" calcext:value-type="string">
            <text:p>sc_wORD_mon_day_sc,rule</text:p>
          </table:table-cell>
          <table:table-cell office:value-type="float" office:value="48901632" calcext:value-type="float">
            <text:p>48901632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ale</text:p>
          </table:table-cell>
          <table:table-cell office:value-type="string" calcext:value-type="string">
            <text:p>sc_wORD_year,rule</text:p>
          </table:table-cell>
          <table:table-cell office:value-type="float" office:value="15281760" calcext:value-type="float">
            <text:p>1528176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ale</text:p>
          </table:table-cell>
          <table:table-cell office:value-type="string" calcext:value-type="string">
            <text:p>sc_wORD_year_sc,rule</text:p>
          </table:table-cell>
          <table:table-cell office:value-type="float" office:value="15281760" calcext:value-type="float">
            <text:p>1528176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ale</text:p>
          </table:table-cell>
          <table:table-cell office:value-type="string" calcext:value-type="string">
            <text:p>sc_year_wORD,rule</text:p>
          </table:table-cell>
          <table:table-cell office:value-type="float" office:value="19102200" calcext:value-type="float">
            <text:p>191022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ale</text:p>
          </table:table-cell>
          <table:table-cell office:value-type="string" calcext:value-type="string">
            <text:p>wORD_2sc_dd,rule</text:p>
          </table:table-cell>
          <table:table-cell office:value-type="float" office:value="20600988" calcext:value-type="float">
            <text:p>2060098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ale</text:p>
          </table:table-cell>
          <table:table-cell office:value-type="string" calcext:value-type="string">
            <text:p>wORD_day_dd_mon,rule</text:p>
          </table:table-cell>
          <table:table-cell office:value-type="float" office:value="1222570188" calcext:value-type="float">
            <text:p>122257018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ale</text:p>
          </table:table-cell>
          <table:table-cell office:value-type="string" calcext:value-type="string">
            <text:p>wORD_day_mon,rule</text:p>
          </table:table-cell>
          <table:table-cell office:value-type="float" office:value="12284184" calcext:value-type="float">
            <text:p>12284184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ale</text:p>
          </table:table-cell>
          <table:table-cell office:value-type="string" calcext:value-type="string">
            <text:p>wORD_day_mon_dd,rule</text:p>
          </table:table-cell>
          <table:table-cell office:value-type="float" office:value="1073367312" calcext:value-type="float">
            <text:p>1073367312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ale</text:p>
          </table:table-cell>
          <table:table-cell office:value-type="string" calcext:value-type="string">
            <text:p>wORD_day_mon_sc,rule</text:p>
          </table:table-cell>
          <table:table-cell office:value-type="float" office:value="73528776" calcext:value-type="float">
            <text:p>73528776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ale</text:p>
          </table:table-cell>
          <table:table-cell office:value-type="string" calcext:value-type="string">
            <text:p>wORD_day_mon_year,rule</text:p>
          </table:table-cell>
          <table:table-cell office:value-type="float" office:value="546616800" calcext:value-type="float">
            <text:p>5466168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ale</text:p>
          </table:table-cell>
          <table:table-cell office:value-type="string" calcext:value-type="string">
            <text:p>wORD_dd,rule</text:p>
          </table:table-cell>
          <table:table-cell office:value-type="float" office:value="2938800" calcext:value-type="float">
            <text:p>29388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ale</text:p>
          </table:table-cell>
          <table:table-cell office:value-type="string" calcext:value-type="string">
            <text:p>wORD_ddd,rule</text:p>
          </table:table-cell>
          <table:table-cell office:value-type="float" office:value="29388000" calcext:value-type="float">
            <text:p>29388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ale</text:p>
          </table:table-cell>
          <table:table-cell office:value-type="string" calcext:value-type="string">
            <text:p>wORD_dddd,rule</text:p>
          </table:table-cell>
          <table:table-cell office:value-type="float" office:value="293880000" calcext:value-type="float">
            <text:p>29388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ale</text:p>
          </table:table-cell>
          <table:table-cell office:value-type="string" calcext:value-type="string">
            <text:p>wORD_ddd_sc,rule</text:p>
          </table:table-cell>
          <table:table-cell office:value-type="float" office:value="205745388" calcext:value-type="float">
            <text:p>20574538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ale</text:p>
          </table:table-cell>
          <table:table-cell office:value-type="string" calcext:value-type="string">
            <text:p>wORD_dd_2sc,rule</text:p>
          </table:table-cell>
          <table:table-cell office:value-type="float" office:value="20571600" calcext:value-type="float">
            <text:p>205716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ale</text:p>
          </table:table-cell>
          <table:table-cell office:value-type="string" calcext:value-type="string">
            <text:p>wORD_dd_age,rule</text:p>
          </table:table-cell>
          <table:table-cell office:value-type="float" office:value="32914560" calcext:value-type="float">
            <text:p>3291456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ale</text:p>
          </table:table-cell>
          <table:table-cell office:value-type="string" calcext:value-type="string">
            <text:p>wORD_dd_age_sc,rule</text:p>
          </table:table-cell>
          <table:table-cell office:value-type="float" office:value="197311032" calcext:value-type="float">
            <text:p>197311032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ale</text:p>
          </table:table-cell>
          <table:table-cell office:value-type="string" calcext:value-type="string">
            <text:p>wORD_dd_sc,rule</text:p>
          </table:table-cell>
          <table:table-cell office:value-type="float" office:value="20600988" calcext:value-type="float">
            <text:p>2060098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ale</text:p>
          </table:table-cell>
          <table:table-cell office:value-type="string" calcext:value-type="string">
            <text:p>wORD_mon_dd,rule</text:p>
          </table:table-cell>
          <table:table-cell office:value-type="float" office:value="38233788" calcext:value-type="float">
            <text:p>3823378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ale</text:p>
          </table:table-cell>
          <table:table-cell office:value-type="string" calcext:value-type="string">
            <text:p>wORD_mon_dd_sc,rule</text:p>
          </table:table-cell>
          <table:table-cell office:value-type="float" office:value="229226400" calcext:value-type="float">
            <text:p>2292264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ale</text:p>
          </table:table-cell>
          <table:table-cell office:value-type="string" calcext:value-type="string">
            <text:p>wORD_pd,rule</text:p>
          </table:table-cell>
          <table:table-cell office:value-type="float" office:value="2027772" calcext:value-type="float">
            <text:p>2027772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ale</text:p>
          </table:table-cell>
          <table:table-cell office:value-type="string" calcext:value-type="string">
            <text:p>wORD_sc_dd,rule</text:p>
          </table:table-cell>
          <table:table-cell office:value-type="float" office:value="17632800" calcext:value-type="float">
            <text:p>176328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ale</text:p>
          </table:table-cell>
          <table:table-cell office:value-type="string" calcext:value-type="string">
            <text:p>wORD_sc_year,rule</text:p>
          </table:table-cell>
          <table:table-cell office:value-type="float" office:value="14135628" calcext:value-type="float">
            <text:p>1413562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ale</text:p>
          </table:table-cell>
          <table:table-cell office:value-type="string" calcext:value-type="string">
            <text:p>wORD_year,rule</text:p>
          </table:table-cell>
          <table:table-cell office:value-type="float" office:value="3820440" calcext:value-type="float">
            <text:p>38204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ale</text:p>
          </table:table-cell>
          <table:table-cell office:value-type="string" calcext:value-type="string">
            <text:p>wORD_year_mon,rule</text:p>
          </table:table-cell>
          <table:table-cell office:value-type="float" office:value="28241868" calcext:value-type="float">
            <text:p>2824186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ale</text:p>
          </table:table-cell>
          <table:table-cell office:value-type="string" calcext:value-type="string">
            <text:p>wORD_year_sc,rule</text:p>
          </table:table-cell>
          <table:table-cell office:value-type="float" office:value="125780640" calcext:value-type="float">
            <text:p>1257806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ale</text:p>
          </table:table-cell>
          <table:table-cell office:value-type="string" calcext:value-type="string">
            <text:p>year_sc_wORD,rule</text:p>
          </table:table-cell>
          <table:table-cell office:value-type="float" office:value="19102200" calcext:value-type="float">
            <text:p>191022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ale</text:p>
          </table:table-cell>
          <table:table-cell office:value-type="string" calcext:value-type="string">
            <text:p>year_wORD,rule</text:p>
          </table:table-cell>
          <table:table-cell office:value-type="float" office:value="3820440" calcext:value-type="float">
            <text:p>38204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ale</text:p>
          </table:table-cell>
          <table:table-cell office:value-type="string" calcext:value-type="string">
            <text:p>year_wORD_sc,rule</text:p>
          </table:table-cell>
          <table:table-cell office:value-type="float" office:value="15281760" calcext:value-type="float">
            <text:p>1528176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ale</text:p>
          </table:table-cell>
          <table:table-cell office:value-type="string" calcext:value-type="string">
            <text:p>1-0_sc_Word,rule</text:p>
          </table:table-cell>
          <table:table-cell office:value-type="float" office:value="1204908" calcext:value-type="float">
            <text:p>120490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ale</text:p>
          </table:table-cell>
          <table:table-cell office:value-type="string" calcext:value-type="string">
            <text:p>1-0_Word,rule</text:p>
          </table:table-cell>
          <table:table-cell office:value-type="float" office:value="293880" calcext:value-type="float">
            <text:p>29388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ale</text:p>
          </table:table-cell>
          <table:table-cell office:value-type="string" calcext:value-type="string">
            <text:p>day_cc_Word,rule</text:p>
          </table:table-cell>
          <table:table-cell office:value-type="float" office:value="911028" calcext:value-type="float">
            <text:p>91102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ale</text:p>
          </table:table-cell>
          <table:table-cell office:value-type="string" calcext:value-type="string">
            <text:p>day_dd_Word,rule</text:p>
          </table:table-cell>
          <table:table-cell office:value-type="float" office:value="91102800" calcext:value-type="float">
            <text:p>911028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ale</text:p>
          </table:table-cell>
          <table:table-cell office:value-type="string" calcext:value-type="string">
            <text:p>day_mon_dd_Word,rule</text:p>
          </table:table-cell>
          <table:table-cell office:value-type="float" office:value="1073367312" calcext:value-type="float">
            <text:p>1073367312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ale</text:p>
          </table:table-cell>
          <table:table-cell office:value-type="string" calcext:value-type="string">
            <text:p>day_Word,rule</text:p>
          </table:table-cell>
          <table:table-cell office:value-type="float" office:value="911028" calcext:value-type="float">
            <text:p>91102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ale</text:p>
          </table:table-cell>
          <table:table-cell office:value-type="string" calcext:value-type="string">
            <text:p>day_Word_dd,rule</text:p>
          </table:table-cell>
          <table:table-cell office:value-type="float" office:value="91102800" calcext:value-type="float">
            <text:p>911028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ale</text:p>
          </table:table-cell>
          <table:table-cell office:value-type="string" calcext:value-type="string">
            <text:p>day_Word_sc,rule</text:p>
          </table:table-cell>
          <table:table-cell office:value-type="float" office:value="4555140" calcext:value-type="float">
            <text:p>45551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ale</text:p>
          </table:table-cell>
          <table:table-cell office:value-type="string" calcext:value-type="string">
            <text:p>day_Word_year,rule</text:p>
          </table:table-cell>
          <table:table-cell office:value-type="float" office:value="151054320" calcext:value-type="float">
            <text:p>15105432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ale</text:p>
          </table:table-cell>
          <table:table-cell office:value-type="string" calcext:value-type="string">
            <text:p>dddd_Word,rule</text:p>
          </table:table-cell>
          <table:table-cell office:value-type="float" office:value="293880000" calcext:value-type="float">
            <text:p>29388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ale</text:p>
          </table:table-cell>
          <table:table-cell office:value-type="string" calcext:value-type="string">
            <text:p>ddd_Word,rule</text:p>
          </table:table-cell>
          <table:table-cell office:value-type="float" office:value="29388000" calcext:value-type="float">
            <text:p>29388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ale</text:p>
          </table:table-cell>
          <table:table-cell office:value-type="string" calcext:value-type="string">
            <text:p>dd_Word,rule</text:p>
          </table:table-cell>
          <table:table-cell office:value-type="float" office:value="2938800" calcext:value-type="float">
            <text:p>29388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ale</text:p>
          </table:table-cell>
          <table:table-cell office:value-type="string" calcext:value-type="string">
            <text:p>d_sc_Word,rule</text:p>
          </table:table-cell>
          <table:table-cell office:value-type="float" office:value="1469400" calcext:value-type="float">
            <text:p>14694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ale</text:p>
          </table:table-cell>
          <table:table-cell office:value-type="string" calcext:value-type="string">
            <text:p>d_Word,rule</text:p>
          </table:table-cell>
          <table:table-cell office:value-type="float" office:value="293880" calcext:value-type="float">
            <text:p>29388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ale</text:p>
          </table:table-cell>
          <table:table-cell office:value-type="string" calcext:value-type="string">
            <text:p>sc_dddd_Word,rule</text:p>
          </table:table-cell>
          <table:table-cell office:value-type="float" office:value="1469400000" calcext:value-type="float">
            <text:p>146940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ale</text:p>
          </table:table-cell>
          <table:table-cell office:value-type="string" calcext:value-type="string">
            <text:p>sc_dd_Word,rule</text:p>
          </table:table-cell>
          <table:table-cell office:value-type="float" office:value="14694000" calcext:value-type="float">
            <text:p>14694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ale</text:p>
          </table:table-cell>
          <table:table-cell office:value-type="string" calcext:value-type="string">
            <text:p>sc_Word_d,rule</text:p>
          </table:table-cell>
          <table:table-cell office:value-type="float" office:value="1175520" calcext:value-type="float">
            <text:p>117552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ale</text:p>
          </table:table-cell>
          <table:table-cell office:value-type="string" calcext:value-type="string">
            <text:p>sc_Word_dd_mon_sc,rule</text:p>
          </table:table-cell>
          <table:table-cell office:value-type="float" office:value="152817600" calcext:value-type="float">
            <text:p>1528176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ale</text:p>
          </table:table-cell>
          <table:table-cell office:value-type="string" calcext:value-type="string">
            <text:p>sc_Word_dd_sc,rule</text:p>
          </table:table-cell>
          <table:table-cell office:value-type="float" office:value="11755200" calcext:value-type="float">
            <text:p>117552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ale</text:p>
          </table:table-cell>
          <table:table-cell office:value-type="string" calcext:value-type="string">
            <text:p>sc_Word_mon_day_sc,rule</text:p>
          </table:table-cell>
          <table:table-cell office:value-type="float" office:value="48901632" calcext:value-type="float">
            <text:p>48901632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ale</text:p>
          </table:table-cell>
          <table:table-cell office:value-type="string" calcext:value-type="string">
            <text:p>sc_Word_year,rule</text:p>
          </table:table-cell>
          <table:table-cell office:value-type="float" office:value="15281760" calcext:value-type="float">
            <text:p>1528176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ale</text:p>
          </table:table-cell>
          <table:table-cell office:value-type="string" calcext:value-type="string">
            <text:p>sc_Word_year_sc,rule</text:p>
          </table:table-cell>
          <table:table-cell office:value-type="float" office:value="15281760" calcext:value-type="float">
            <text:p>1528176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ale</text:p>
          </table:table-cell>
          <table:table-cell office:value-type="string" calcext:value-type="string">
            <text:p>sc_year_Word,rule</text:p>
          </table:table-cell>
          <table:table-cell office:value-type="float" office:value="19102200" calcext:value-type="float">
            <text:p>191022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ale</text:p>
          </table:table-cell>
          <table:table-cell office:value-type="string" calcext:value-type="string">
            <text:p>Word_2sc_dd,rule</text:p>
          </table:table-cell>
          <table:table-cell office:value-type="float" office:value="20600988" calcext:value-type="float">
            <text:p>2060098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ale</text:p>
          </table:table-cell>
          <table:table-cell office:value-type="string" calcext:value-type="string">
            <text:p>Word_day_dd_mon,rule</text:p>
          </table:table-cell>
          <table:table-cell office:value-type="float" office:value="1222570188" calcext:value-type="float">
            <text:p>122257018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ale</text:p>
          </table:table-cell>
          <table:table-cell office:value-type="string" calcext:value-type="string">
            <text:p>Word_day_mon,rule</text:p>
          </table:table-cell>
          <table:table-cell office:value-type="float" office:value="12284184" calcext:value-type="float">
            <text:p>12284184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ale</text:p>
          </table:table-cell>
          <table:table-cell office:value-type="string" calcext:value-type="string">
            <text:p>Word_day_mon_dd,rule</text:p>
          </table:table-cell>
          <table:table-cell office:value-type="float" office:value="1073367312" calcext:value-type="float">
            <text:p>1073367312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ale</text:p>
          </table:table-cell>
          <table:table-cell office:value-type="string" calcext:value-type="string">
            <text:p>Word_day_mon_sc,rule</text:p>
          </table:table-cell>
          <table:table-cell office:value-type="float" office:value="73528776" calcext:value-type="float">
            <text:p>73528776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ale</text:p>
          </table:table-cell>
          <table:table-cell office:value-type="string" calcext:value-type="string">
            <text:p>Word_day_mon_year,rule</text:p>
          </table:table-cell>
          <table:table-cell office:value-type="float" office:value="546616800" calcext:value-type="float">
            <text:p>5466168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ale</text:p>
          </table:table-cell>
          <table:table-cell office:value-type="string" calcext:value-type="string">
            <text:p>Word_dd,rule</text:p>
          </table:table-cell>
          <table:table-cell office:value-type="float" office:value="2938800" calcext:value-type="float">
            <text:p>29388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ale</text:p>
          </table:table-cell>
          <table:table-cell office:value-type="string" calcext:value-type="string">
            <text:p>Word_ddd,rule</text:p>
          </table:table-cell>
          <table:table-cell office:value-type="float" office:value="29388000" calcext:value-type="float">
            <text:p>29388000</text:p>
          </table:table-cell>
          <table:table-cell office:value-type="float" office:value="5.35038828607379" calcext:value-type="float">
            <text:p>5,35</text:p>
          </table:table-cell>
        </table:table-row>
        <table:table-row table:style-name="ro2">
          <table:table-cell office:value-type="string" calcext:value-type="string">
            <text:p>tr_rus_adj_male</text:p>
          </table:table-cell>
          <table:table-cell office:value-type="string" calcext:value-type="string">
            <text:p>Word_dddd,rule</text:p>
          </table:table-cell>
          <table:table-cell office:value-type="float" office:value="293880000" calcext:value-type="float">
            <text:p>29388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ale</text:p>
          </table:table-cell>
          <table:table-cell office:value-type="string" calcext:value-type="string">
            <text:p>Word_ddd_sc,rule</text:p>
          </table:table-cell>
          <table:table-cell office:value-type="float" office:value="205745388" calcext:value-type="float">
            <text:p>20574538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ale</text:p>
          </table:table-cell>
          <table:table-cell office:value-type="string" calcext:value-type="string">
            <text:p>Word_dd_2sc,rule</text:p>
          </table:table-cell>
          <table:table-cell office:value-type="float" office:value="20571600" calcext:value-type="float">
            <text:p>205716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ale</text:p>
          </table:table-cell>
          <table:table-cell office:value-type="string" calcext:value-type="string">
            <text:p>Word_dd_age,rule</text:p>
          </table:table-cell>
          <table:table-cell office:value-type="float" office:value="32914560" calcext:value-type="float">
            <text:p>3291456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ale</text:p>
          </table:table-cell>
          <table:table-cell office:value-type="string" calcext:value-type="string">
            <text:p>Word_dd_age_sc,rule</text:p>
          </table:table-cell>
          <table:table-cell office:value-type="float" office:value="197311032" calcext:value-type="float">
            <text:p>197311032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ale</text:p>
          </table:table-cell>
          <table:table-cell office:value-type="string" calcext:value-type="string">
            <text:p>Word_dd_sc,rule</text:p>
          </table:table-cell>
          <table:table-cell office:value-type="float" office:value="20600988" calcext:value-type="float">
            <text:p>2060098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ale</text:p>
          </table:table-cell>
          <table:table-cell office:value-type="string" calcext:value-type="string">
            <text:p>Word_mon_dd,rule</text:p>
          </table:table-cell>
          <table:table-cell office:value-type="float" office:value="38233788" calcext:value-type="float">
            <text:p>3823378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ale</text:p>
          </table:table-cell>
          <table:table-cell office:value-type="string" calcext:value-type="string">
            <text:p>Word_mon_dd_sc,rule</text:p>
          </table:table-cell>
          <table:table-cell office:value-type="float" office:value="229226400" calcext:value-type="float">
            <text:p>2292264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ale</text:p>
          </table:table-cell>
          <table:table-cell office:value-type="string" calcext:value-type="string">
            <text:p>Word_pd,rule</text:p>
          </table:table-cell>
          <table:table-cell office:value-type="float" office:value="2027772" calcext:value-type="float">
            <text:p>2027772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ale</text:p>
          </table:table-cell>
          <table:table-cell office:value-type="string" calcext:value-type="string">
            <text:p>Word_sc_dd,rule</text:p>
          </table:table-cell>
          <table:table-cell office:value-type="float" office:value="17632800" calcext:value-type="float">
            <text:p>176328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ale</text:p>
          </table:table-cell>
          <table:table-cell office:value-type="string" calcext:value-type="string">
            <text:p>Word_sc_year,rule</text:p>
          </table:table-cell>
          <table:table-cell office:value-type="float" office:value="14135628" calcext:value-type="float">
            <text:p>1413562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ale</text:p>
          </table:table-cell>
          <table:table-cell office:value-type="string" calcext:value-type="string">
            <text:p>Word_year,rule</text:p>
          </table:table-cell>
          <table:table-cell office:value-type="float" office:value="3820440" calcext:value-type="float">
            <text:p>38204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ale</text:p>
          </table:table-cell>
          <table:table-cell office:value-type="string" calcext:value-type="string">
            <text:p>Word_year_mon,rule</text:p>
          </table:table-cell>
          <table:table-cell office:value-type="float" office:value="28241868" calcext:value-type="float">
            <text:p>2824186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ale</text:p>
          </table:table-cell>
          <table:table-cell office:value-type="string" calcext:value-type="string">
            <text:p>Word_year_sc,rule</text:p>
          </table:table-cell>
          <table:table-cell office:value-type="float" office:value="125780640" calcext:value-type="float">
            <text:p>1257806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ale</text:p>
          </table:table-cell>
          <table:table-cell office:value-type="string" calcext:value-type="string">
            <text:p>year_sc_Word,rule</text:p>
          </table:table-cell>
          <table:table-cell office:value-type="float" office:value="19102200" calcext:value-type="float">
            <text:p>191022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ale</text:p>
          </table:table-cell>
          <table:table-cell office:value-type="string" calcext:value-type="string">
            <text:p>year_Word,rule</text:p>
          </table:table-cell>
          <table:table-cell office:value-type="float" office:value="3820440" calcext:value-type="float">
            <text:p>38204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ale</text:p>
          </table:table-cell>
          <table:table-cell office:value-type="string" calcext:value-type="string">
            <text:p>year_Word_sc,rule</text:p>
          </table:table-cell>
          <table:table-cell office:value-type="float" office:value="15281760" calcext:value-type="float">
            <text:p>1528176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ale</text:p>
          </table:table-cell>
          <table:table-cell office:value-type="string" calcext:value-type="string">
            <text:p>1-0_sc_word,rule</text:p>
          </table:table-cell>
          <table:table-cell office:value-type="float" office:value="1204908" calcext:value-type="float">
            <text:p>120490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ale</text:p>
          </table:table-cell>
          <table:table-cell office:value-type="string" calcext:value-type="string">
            <text:p>1-0_word,rule</text:p>
          </table:table-cell>
          <table:table-cell office:value-type="float" office:value="293880" calcext:value-type="float">
            <text:p>29388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ale</text:p>
          </table:table-cell>
          <table:table-cell office:value-type="string" calcext:value-type="string">
            <text:p>day_cc_word,rule</text:p>
          </table:table-cell>
          <table:table-cell office:value-type="float" office:value="911028" calcext:value-type="float">
            <text:p>91102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ale</text:p>
          </table:table-cell>
          <table:table-cell office:value-type="string" calcext:value-type="string">
            <text:p>day_dd_word,rule</text:p>
          </table:table-cell>
          <table:table-cell office:value-type="float" office:value="91102800" calcext:value-type="float">
            <text:p>911028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ale</text:p>
          </table:table-cell>
          <table:table-cell office:value-type="string" calcext:value-type="string">
            <text:p>day_mon_dd_word,rule</text:p>
          </table:table-cell>
          <table:table-cell office:value-type="float" office:value="1073367312" calcext:value-type="float">
            <text:p>1073367312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ale</text:p>
          </table:table-cell>
          <table:table-cell office:value-type="string" calcext:value-type="string">
            <text:p>day_word,rule</text:p>
          </table:table-cell>
          <table:table-cell office:value-type="float" office:value="911028" calcext:value-type="float">
            <text:p>91102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ale</text:p>
          </table:table-cell>
          <table:table-cell office:value-type="string" calcext:value-type="string">
            <text:p>day_word_dd,rule</text:p>
          </table:table-cell>
          <table:table-cell office:value-type="float" office:value="91102800" calcext:value-type="float">
            <text:p>911028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ale</text:p>
          </table:table-cell>
          <table:table-cell office:value-type="string" calcext:value-type="string">
            <text:p>day_word_sc,rule</text:p>
          </table:table-cell>
          <table:table-cell office:value-type="float" office:value="4555140" calcext:value-type="float">
            <text:p>45551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ale</text:p>
          </table:table-cell>
          <table:table-cell office:value-type="string" calcext:value-type="string">
            <text:p>day_word_year,rule</text:p>
          </table:table-cell>
          <table:table-cell office:value-type="float" office:value="151054320" calcext:value-type="float">
            <text:p>15105432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ale</text:p>
          </table:table-cell>
          <table:table-cell office:value-type="string" calcext:value-type="string">
            <text:p>dddd_word,rule</text:p>
          </table:table-cell>
          <table:table-cell office:value-type="float" office:value="293880000" calcext:value-type="float">
            <text:p>29388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ale</text:p>
          </table:table-cell>
          <table:table-cell office:value-type="string" calcext:value-type="string">
            <text:p>ddd_word,rule</text:p>
          </table:table-cell>
          <table:table-cell office:value-type="float" office:value="29388000" calcext:value-type="float">
            <text:p>29388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ale</text:p>
          </table:table-cell>
          <table:table-cell office:value-type="string" calcext:value-type="string">
            <text:p>dd_word,rule</text:p>
          </table:table-cell>
          <table:table-cell office:value-type="float" office:value="2938800" calcext:value-type="float">
            <text:p>29388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ale</text:p>
          </table:table-cell>
          <table:table-cell office:value-type="string" calcext:value-type="string">
            <text:p>d_sc_word,rule</text:p>
          </table:table-cell>
          <table:table-cell office:value-type="float" office:value="1469400" calcext:value-type="float">
            <text:p>14694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ale</text:p>
          </table:table-cell>
          <table:table-cell office:value-type="string" calcext:value-type="string">
            <text:p>d_word,rule</text:p>
          </table:table-cell>
          <table:table-cell office:value-type="float" office:value="293880" calcext:value-type="float">
            <text:p>29388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ale</text:p>
          </table:table-cell>
          <table:table-cell office:value-type="string" calcext:value-type="string">
            <text:p>sc_dddd_word,rule</text:p>
          </table:table-cell>
          <table:table-cell office:value-type="float" office:value="1469400000" calcext:value-type="float">
            <text:p>146940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ale</text:p>
          </table:table-cell>
          <table:table-cell office:value-type="string" calcext:value-type="string">
            <text:p>sc_dd_word,rule</text:p>
          </table:table-cell>
          <table:table-cell office:value-type="float" office:value="14694000" calcext:value-type="float">
            <text:p>14694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ale</text:p>
          </table:table-cell>
          <table:table-cell office:value-type="string" calcext:value-type="string">
            <text:p>sc_word_d,rule</text:p>
          </table:table-cell>
          <table:table-cell office:value-type="float" office:value="1175520" calcext:value-type="float">
            <text:p>117552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ale</text:p>
          </table:table-cell>
          <table:table-cell office:value-type="string" calcext:value-type="string">
            <text:p>sc_word_dd_mon_sc,rule</text:p>
          </table:table-cell>
          <table:table-cell office:value-type="float" office:value="152817600" calcext:value-type="float">
            <text:p>1528176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ale</text:p>
          </table:table-cell>
          <table:table-cell office:value-type="string" calcext:value-type="string">
            <text:p>sc_word_dd_sc,rule</text:p>
          </table:table-cell>
          <table:table-cell office:value-type="float" office:value="11755200" calcext:value-type="float">
            <text:p>117552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ale</text:p>
          </table:table-cell>
          <table:table-cell office:value-type="string" calcext:value-type="string">
            <text:p>sc_word_mon_day_sc,rule</text:p>
          </table:table-cell>
          <table:table-cell office:value-type="float" office:value="48901632" calcext:value-type="float">
            <text:p>48901632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ale</text:p>
          </table:table-cell>
          <table:table-cell office:value-type="string" calcext:value-type="string">
            <text:p>sc_word_year,rule</text:p>
          </table:table-cell>
          <table:table-cell office:value-type="float" office:value="15281760" calcext:value-type="float">
            <text:p>1528176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ale</text:p>
          </table:table-cell>
          <table:table-cell office:value-type="string" calcext:value-type="string">
            <text:p>sc_word_year_sc,rule</text:p>
          </table:table-cell>
          <table:table-cell office:value-type="float" office:value="15281760" calcext:value-type="float">
            <text:p>1528176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ale</text:p>
          </table:table-cell>
          <table:table-cell office:value-type="string" calcext:value-type="string">
            <text:p>sc_year_word,rule</text:p>
          </table:table-cell>
          <table:table-cell office:value-type="float" office:value="19102200" calcext:value-type="float">
            <text:p>191022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ale</text:p>
          </table:table-cell>
          <table:table-cell office:value-type="string" calcext:value-type="string">
            <text:p>word_2sc_dd,rule</text:p>
          </table:table-cell>
          <table:table-cell office:value-type="float" office:value="20600988" calcext:value-type="float">
            <text:p>2060098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ale</text:p>
          </table:table-cell>
          <table:table-cell office:value-type="string" calcext:value-type="string">
            <text:p>word_day_dd_mon,rule</text:p>
          </table:table-cell>
          <table:table-cell office:value-type="float" office:value="1222570188" calcext:value-type="float">
            <text:p>122257018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ale</text:p>
          </table:table-cell>
          <table:table-cell office:value-type="string" calcext:value-type="string">
            <text:p>word_day_mon,rule</text:p>
          </table:table-cell>
          <table:table-cell office:value-type="float" office:value="12284184" calcext:value-type="float">
            <text:p>12284184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ale</text:p>
          </table:table-cell>
          <table:table-cell office:value-type="string" calcext:value-type="string">
            <text:p>word_day_mon_dd,rule</text:p>
          </table:table-cell>
          <table:table-cell office:value-type="float" office:value="1073367312" calcext:value-type="float">
            <text:p>1073367312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ale</text:p>
          </table:table-cell>
          <table:table-cell office:value-type="string" calcext:value-type="string">
            <text:p>word_day_mon_sc,rule</text:p>
          </table:table-cell>
          <table:table-cell office:value-type="float" office:value="73528776" calcext:value-type="float">
            <text:p>73528776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ale</text:p>
          </table:table-cell>
          <table:table-cell office:value-type="string" calcext:value-type="string">
            <text:p>word_day_mon_year,rule</text:p>
          </table:table-cell>
          <table:table-cell office:value-type="float" office:value="546616800" calcext:value-type="float">
            <text:p>5466168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ale</text:p>
          </table:table-cell>
          <table:table-cell office:value-type="string" calcext:value-type="string">
            <text:p>word_dd,rule</text:p>
          </table:table-cell>
          <table:table-cell office:value-type="float" office:value="2938800" calcext:value-type="float">
            <text:p>29388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ale</text:p>
          </table:table-cell>
          <table:table-cell office:value-type="string" calcext:value-type="string">
            <text:p>word_ddd,rule</text:p>
          </table:table-cell>
          <table:table-cell office:value-type="float" office:value="29388000" calcext:value-type="float">
            <text:p>29388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ale</text:p>
          </table:table-cell>
          <table:table-cell office:value-type="string" calcext:value-type="string">
            <text:p>word_dddd,rule</text:p>
          </table:table-cell>
          <table:table-cell office:value-type="float" office:value="293880000" calcext:value-type="float">
            <text:p>29388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ale</text:p>
          </table:table-cell>
          <table:table-cell office:value-type="string" calcext:value-type="string">
            <text:p>word_ddd_sc,rule</text:p>
          </table:table-cell>
          <table:table-cell office:value-type="float" office:value="205745388" calcext:value-type="float">
            <text:p>20574538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ale</text:p>
          </table:table-cell>
          <table:table-cell office:value-type="string" calcext:value-type="string">
            <text:p>word_dd_2sc,rule</text:p>
          </table:table-cell>
          <table:table-cell office:value-type="float" office:value="20571600" calcext:value-type="float">
            <text:p>205716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ale</text:p>
          </table:table-cell>
          <table:table-cell office:value-type="string" calcext:value-type="string">
            <text:p>word_dd_age,rule</text:p>
          </table:table-cell>
          <table:table-cell office:value-type="float" office:value="32914560" calcext:value-type="float">
            <text:p>3291456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ale</text:p>
          </table:table-cell>
          <table:table-cell office:value-type="string" calcext:value-type="string">
            <text:p>word_dd_age_sc,rule</text:p>
          </table:table-cell>
          <table:table-cell office:value-type="float" office:value="197311032" calcext:value-type="float">
            <text:p>197311032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ale</text:p>
          </table:table-cell>
          <table:table-cell office:value-type="string" calcext:value-type="string">
            <text:p>word_dd_sc,rule</text:p>
          </table:table-cell>
          <table:table-cell office:value-type="float" office:value="20600988" calcext:value-type="float">
            <text:p>2060098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ale</text:p>
          </table:table-cell>
          <table:table-cell office:value-type="string" calcext:value-type="string">
            <text:p>word_mon_dd,rule</text:p>
          </table:table-cell>
          <table:table-cell office:value-type="float" office:value="38233788" calcext:value-type="float">
            <text:p>3823378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ale</text:p>
          </table:table-cell>
          <table:table-cell office:value-type="string" calcext:value-type="string">
            <text:p>word_mon_dd_sc,rule</text:p>
          </table:table-cell>
          <table:table-cell office:value-type="float" office:value="229226400" calcext:value-type="float">
            <text:p>2292264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ale</text:p>
          </table:table-cell>
          <table:table-cell office:value-type="string" calcext:value-type="string">
            <text:p>word_pd,rule</text:p>
          </table:table-cell>
          <table:table-cell office:value-type="float" office:value="2027772" calcext:value-type="float">
            <text:p>2027772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ale</text:p>
          </table:table-cell>
          <table:table-cell office:value-type="string" calcext:value-type="string">
            <text:p>word_sc_dd,rule</text:p>
          </table:table-cell>
          <table:table-cell office:value-type="float" office:value="17632800" calcext:value-type="float">
            <text:p>176328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ale</text:p>
          </table:table-cell>
          <table:table-cell office:value-type="string" calcext:value-type="string">
            <text:p>word_sc_year,rule</text:p>
          </table:table-cell>
          <table:table-cell office:value-type="float" office:value="14135628" calcext:value-type="float">
            <text:p>1413562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ale</text:p>
          </table:table-cell>
          <table:table-cell office:value-type="string" calcext:value-type="string">
            <text:p>word_year,rule</text:p>
          </table:table-cell>
          <table:table-cell office:value-type="float" office:value="3820440" calcext:value-type="float">
            <text:p>38204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ale</text:p>
          </table:table-cell>
          <table:table-cell office:value-type="string" calcext:value-type="string">
            <text:p>word_year_mon,rule</text:p>
          </table:table-cell>
          <table:table-cell office:value-type="float" office:value="28241868" calcext:value-type="float">
            <text:p>2824186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ale</text:p>
          </table:table-cell>
          <table:table-cell office:value-type="string" calcext:value-type="string">
            <text:p>word_year_sc,rule</text:p>
          </table:table-cell>
          <table:table-cell office:value-type="float" office:value="125780640" calcext:value-type="float">
            <text:p>1257806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ale</text:p>
          </table:table-cell>
          <table:table-cell office:value-type="string" calcext:value-type="string">
            <text:p>year_sc_word,rule</text:p>
          </table:table-cell>
          <table:table-cell office:value-type="float" office:value="19102200" calcext:value-type="float">
            <text:p>191022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ale</text:p>
          </table:table-cell>
          <table:table-cell office:value-type="string" calcext:value-type="string">
            <text:p>year_word,rule</text:p>
          </table:table-cell>
          <table:table-cell office:value-type="float" office:value="3820440" calcext:value-type="float">
            <text:p>38204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male</text:p>
          </table:table-cell>
          <table:table-cell office:value-type="string" calcext:value-type="string">
            <text:p>year_word_sc,rule</text:p>
          </table:table-cell>
          <table:table-cell office:value-type="float" office:value="15281760" calcext:value-type="float">
            <text:p>15281760</text:p>
          </table:table-cell>
          <table:table-cell office:value-type="float" office:value="3.86118500982658" calcext:value-type="float">
            <text:p>3,86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ru" fo:country="RU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3">00.00.0000</text:date>, <text:time style:data-style-name="N2" text:time-value="21:27:13.49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6M59S</meta:editing-duration>
    <meta:editing-cycles>3</meta:editing-cycles>
    <meta:generator>LibreOffice/5.2.0.4$Windows_x86 LibreOffice_project/066b007f5ebcc236395c7d282ba488bca6720265</meta:generator>
    <dc:date>2016-08-13T21:28:51.344000000</dc:date>
    <meta:document-statistic meta:table-count="3" meta:cell-count="772" meta:object-count="0"/>
    <meta:user-defined meta:name="Info 1"/>
    <meta:user-defined meta:name="Info 2"/>
    <meta:user-defined meta:name="Info 3"/>
    <meta:user-defined meta:name="Info 4"/>
  </office:meta>
</office:document-meta>
</file>